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ecff" officeooo:paragraph-rsid="001fecff"/>
    </style:style>
    <style:style style:name="P2" style:family="paragraph" style:parent-style-name="Heading_20_2">
      <style:paragraph-properties fo:break-before="page"/>
      <style:text-properties officeooo:rsid="001fecff" officeooo:paragraph-rsid="001fecff"/>
    </style:style>
    <style:style style:name="P3" style:family="paragraph" style:parent-style-name="Heading_20_3">
      <style:text-properties officeooo:rsid="001973d4" officeooo:paragraph-rsid="001d3d92"/>
    </style:style>
    <style:style style:name="P4" style:family="paragraph" style:parent-style-name="Heading_20_3">
      <style:paragraph-properties fo:break-before="page"/>
    </style:style>
    <style:style style:name="P5" style:family="paragraph" style:parent-style-name="Heading_20_3">
      <style:text-properties fo:color="#f10d0c" loext:opacity="100%"/>
    </style:style>
    <style:style style:name="P6" style:family="paragraph" style:parent-style-name="Standard">
      <style:text-properties officeooo:rsid="0018eaec" officeooo:paragraph-rsid="0018eaec"/>
    </style:style>
    <style:style style:name="P7" style:family="paragraph" style:parent-style-name="Standard" style:list-style-name="L10">
      <style:text-properties officeooo:rsid="0018eaec" officeooo:paragraph-rsid="0018eaec"/>
    </style:style>
    <style:style style:name="P8" style:family="paragraph" style:parent-style-name="Standard">
      <style:text-properties officeooo:paragraph-rsid="0018eaec"/>
    </style:style>
    <style:style style:name="P9" style:family="paragraph" style:parent-style-name="Standard">
      <style:text-properties officeooo:rsid="001973d4" officeooo:paragraph-rsid="001973d4"/>
    </style:style>
    <style:style style:name="P10" style:family="paragraph" style:parent-style-name="Standard" style:list-style-name="L18">
      <style:text-properties officeooo:rsid="001973d4" officeooo:paragraph-rsid="001973d4"/>
    </style:style>
    <style:style style:name="P11" style:family="paragraph" style:parent-style-name="Standard">
      <style:text-properties officeooo:rsid="001aafe9" officeooo:paragraph-rsid="001aafe9"/>
    </style:style>
    <style:style style:name="P12" style:family="paragraph" style:parent-style-name="Standard" style:list-style-name="L11">
      <style:text-properties officeooo:rsid="001aafe9" officeooo:paragraph-rsid="001aafe9"/>
    </style:style>
    <style:style style:name="P13" style:family="paragraph" style:parent-style-name="Standard">
      <style:text-properties officeooo:rsid="001aafe9" officeooo:paragraph-rsid="0025f0df"/>
    </style:style>
    <style:style style:name="P14" style:family="paragraph" style:parent-style-name="Standard">
      <style:text-properties officeooo:rsid="001c95c6" officeooo:paragraph-rsid="001c95c6"/>
    </style:style>
    <style:style style:name="P15" style:family="paragraph" style:parent-style-name="Standard" style:list-style-name="L9">
      <style:text-properties officeooo:rsid="001c95c6" officeooo:paragraph-rsid="001c95c6"/>
    </style:style>
    <style:style style:name="P16" style:family="paragraph" style:parent-style-name="Standard">
      <style:text-properties officeooo:rsid="001d3d92" officeooo:paragraph-rsid="001973d4"/>
    </style:style>
    <style:style style:name="P17" style:family="paragraph" style:parent-style-name="Standard">
      <style:text-properties officeooo:rsid="001d3d92" officeooo:paragraph-rsid="001c95c6"/>
    </style:style>
    <style:style style:name="P18" style:family="paragraph" style:parent-style-name="Standard">
      <style:text-properties officeooo:rsid="001d7e08" officeooo:paragraph-rsid="001d7e08"/>
    </style:style>
    <style:style style:name="P19" style:family="paragraph" style:parent-style-name="Standard" style:list-style-name="L15">
      <style:text-properties officeooo:rsid="001d7e08" officeooo:paragraph-rsid="001d7e08"/>
    </style:style>
    <style:style style:name="P20" style:family="paragraph" style:parent-style-name="Standard" style:list-style-name="L15">
      <style:text-properties officeooo:rsid="001d7e08" officeooo:paragraph-rsid="001973d4"/>
    </style:style>
    <style:style style:name="P21" style:family="paragraph" style:parent-style-name="Standard">
      <style:text-properties officeooo:rsid="001ec721" officeooo:paragraph-rsid="001ec721"/>
    </style:style>
    <style:style style:name="P22" style:family="paragraph" style:parent-style-name="Standard" style:list-style-name="L20">
      <style:text-properties officeooo:rsid="001ec721" officeooo:paragraph-rsid="001ec721"/>
    </style:style>
    <style:style style:name="P23" style:family="paragraph" style:parent-style-name="Standard">
      <style:text-properties officeooo:rsid="001fecff" officeooo:paragraph-rsid="001fecff"/>
    </style:style>
    <style:style style:name="P24" style:family="paragraph" style:parent-style-name="Standard">
      <style:text-properties fo:font-weight="bold" officeooo:rsid="001c95c6" officeooo:paragraph-rsid="001c95c6" style:font-weight-asian="bold" style:font-weight-complex="bold"/>
    </style:style>
    <style:style style:name="P25" style:family="paragraph" style:parent-style-name="Standard">
      <style:text-properties fo:font-weight="bold" officeooo:rsid="001ec721" officeooo:paragraph-rsid="001ec721" style:font-weight-asian="bold" style:font-weight-complex="bold"/>
    </style:style>
    <style:style style:name="P26" style:family="paragraph" style:parent-style-name="Standard" style:list-style-name="L16">
      <style:text-properties officeooo:paragraph-rsid="001aafe9"/>
    </style:style>
    <style:style style:name="P27" style:family="paragraph" style:parent-style-name="Standard">
      <style:text-properties fo:color="#f10d0c" loext:opacity="100%" fo:font-weight="bold" officeooo:rsid="0018eaec" officeooo:paragraph-rsid="0018eaec" style:font-weight-asian="bold" style:font-weight-complex="bold"/>
    </style:style>
    <style:style style:name="P28" style:family="paragraph" style:parent-style-name="Standard" style:list-style-name="L15">
      <style:text-properties fo:color="#f10d0c" loext:opacity="100%" fo:font-weight="bold" officeooo:rsid="001d7e08" officeooo:paragraph-rsid="001d7e08" style:font-weight-asian="bold" style:font-weight-complex="bold"/>
    </style:style>
    <style:style style:name="P29" style:family="paragraph" style:parent-style-name="Standard" style:list-style-name="L20">
      <style:text-properties fo:color="#f10d0c" loext:opacity="100%" fo:font-weight="bold" officeooo:rsid="001ec721" officeooo:paragraph-rsid="001ec721" style:font-weight-asian="bold" style:font-weight-complex="bold"/>
    </style:style>
    <style:style style:name="P30" style:family="paragraph" style:parent-style-name="Standard" style:list-style-name="L20">
      <style:text-properties fo:color="#f10d0c" loext:opacity="100%" fo:font-weight="bold" officeooo:rsid="001fecff" officeooo:paragraph-rsid="001fecff" style:font-weight-asian="bold" style:font-weight-complex="bold"/>
    </style:style>
    <style:style style:name="P31" style:family="paragraph" style:parent-style-name="Text_20_body">
      <style:text-properties officeooo:paragraph-rsid="001d3d92"/>
    </style:style>
    <style:style style:name="P32" style:family="paragraph" style:parent-style-name="Text_20_body" style:list-style-name="L8">
      <style:text-properties officeooo:paragraph-rsid="001d3d92"/>
    </style:style>
    <style:style style:name="P33" style:family="paragraph" style:parent-style-name="Text_20_body" style:list-style-name="L12"/>
    <style:style style:name="P34" style:family="paragraph" style:parent-style-name="Text_20_body" style:list-style-name="L12">
      <style:paragraph-properties fo:margin-top="0cm" fo:margin-bottom="0cm" style:contextual-spacing="false"/>
    </style:style>
    <style:style style:name="P35" style:family="paragraph" style:parent-style-name="Text_20_body" style:list-style-name="L13"/>
    <style:style style:name="P36" style:family="paragraph" style:parent-style-name="Text_20_body" style:list-style-name="L13">
      <style:paragraph-properties fo:margin-top="0cm" fo:margin-bottom="0cm" style:contextual-spacing="false"/>
    </style:style>
    <style:style style:name="P37" style:family="paragraph" style:parent-style-name="Text_20_body" style:list-style-name="L14"/>
    <style:style style:name="P38" style:family="paragraph" style:parent-style-name="Text_20_body" style:list-style-name="L14">
      <style:paragraph-properties fo:margin-top="0cm" fo:margin-bottom="0cm" style:contextual-spacing="false"/>
    </style:style>
    <style:style style:name="P39" style:family="paragraph" style:parent-style-name="Text_20_body">
      <style:text-properties fo:color="#f10d0c" loext:opacity="100%" fo:font-weight="bold" style:font-weight-asian="bold" style:font-weight-complex="bold"/>
    </style:style>
    <style:style style:name="P40" style:family="paragraph" style:parent-style-name="Text_20_body" style:list-style-name="L19"/>
    <style:style style:name="P41" style:family="paragraph" style:parent-style-name="Text_20_body" style:list-style-name="L19">
      <style:paragraph-properties fo:margin-top="0cm" fo:margin-bottom="0cm" style:contextual-spacing="false"/>
    </style:style>
    <style:style style:name="T1" style:family="text">
      <style:text-properties officeooo:rsid="0018eaec"/>
    </style:style>
    <style:style style:name="T2" style:family="text">
      <style:text-properties officeooo:rsid="001973d4"/>
    </style:style>
    <style:style style:name="T3" style:family="text">
      <style:text-properties style:use-window-font-color="true" loext:opacity="0%"/>
    </style:style>
    <style:style style:name="T4" style:family="text">
      <style:text-properties style:use-window-font-color="true" loext:opacity="0%" fo:font-weight="bold" style:font-weight-asian="bold" style:font-weight-complex="bold"/>
    </style:style>
    <style:style style:name="T5" style:family="text">
      <style:text-properties style:use-window-font-color="true" loext:opacity="0%" fo:font-weight="bold" officeooo:rsid="00285539" style:font-weight-asian="bold" style:font-weight-complex="bold"/>
    </style:style>
    <style:style style:name="T6" style:family="text">
      <style:text-properties style:use-window-font-color="true" loext:opacity="0%" fo:font-weight="bold" officeooo:rsid="00290985" style:font-weight-asian="bold" style:font-weight-complex="bold"/>
    </style:style>
    <style:style style:name="T7" style:family="text">
      <style:text-properties style:use-window-font-color="true" loext:opacity="0%" fo:font-weight="bold" fo:background-color="#5983b0" loext:char-shading-value="0"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8000" loext:char-shading-value="0" style:font-weight-asian="bold" style:font-weight-complex="bold"/>
    </style:style>
    <style:style style:name="T10" style:family="text">
      <style:text-properties style:use-window-font-color="true" loext:opacity="0%" fo:font-weight="bold" fo:background-color="#a1467e" loext:char-shading-value="0" style:font-weight-asian="bold" style:font-weight-complex="bold"/>
    </style:style>
    <style:style style:name="T11" style:family="text">
      <style:text-properties style:use-window-font-color="true" loext:opacity="0%" fo:font-weight="bold" fo:background-color="#ffd428" loext:char-shading-value="0" style:font-weight-asian="bold" style:font-weight-complex="bold"/>
    </style:style>
    <style:style style:name="T12" style:family="text">
      <style:text-properties style:use-window-font-color="true" loext:opacity="0%" officeooo:rsid="00278a5b"/>
    </style:style>
    <style:style style:name="T13" style:family="text">
      <style:text-properties style:use-window-font-color="true" loext:opacity="0%" fo:font-weight="normal" style:font-weight-asian="normal" style:font-weight-complex="normal"/>
    </style:style>
    <style:style style:name="T14" style:family="text">
      <style:text-properties style:use-window-font-color="true" loext:opacity="0%" fo:font-weight="normal" fo:background-color="#ffd428" loext:char-shading-value="0" style:font-weight-asian="normal" style:font-weight-complex="normal"/>
    </style:style>
    <style:style style:name="T15" style:family="text">
      <style:text-properties style:use-window-font-color="true" loext:opacity="0%" officeooo:rsid="00285539"/>
    </style:style>
    <style:style style:name="T16" style:family="text">
      <style:text-properties style:use-window-font-color="true" loext:opacity="0%" fo:background-color="#ffd428" loext:char-shading-value="0"/>
    </style:style>
    <style:style style:name="T17" style:family="text">
      <style:text-properties style:use-window-font-color="true" loext:opacity="0%" fo:background-color="#ffd428" loext:char-shading-value="0"/>
    </style:style>
    <style:style style:name="T18" style:family="text">
      <style:text-properties style:use-window-font-color="true" loext:opacity="0%" officeooo:rsid="00290985"/>
    </style:style>
    <style:style style:name="T19" style:family="text">
      <style:text-properties style:use-window-font-color="true" loext:opacity="0%" fo:background-color="#ff8000" loext:char-shading-value="0"/>
    </style:style>
    <style:style style:name="T20" style:family="text">
      <style:text-properties style:use-window-font-color="true" loext:opacity="0%" fo:background-color="#ff8000" loext:char-shading-value="0"/>
    </style:style>
    <style:style style:name="T21" style:family="text">
      <style:text-properties officeooo:rsid="001aafe9"/>
    </style:style>
    <style:style style:name="T22" style:family="text">
      <style:text-properties officeooo:rsid="001c95c6"/>
    </style:style>
    <style:style style:name="T23" style:family="text">
      <style:text-properties fo:color="#ff0000" loext:opacity="100%"/>
    </style:style>
    <style:style style:name="T24" style:family="text">
      <style:text-properties fo:color="#ff0000" loext:opacity="100%" fo:font-weight="bold" style:font-weight-asian="bold" style:font-weight-complex="bold"/>
    </style:style>
    <style:style style:name="T25" style:family="text">
      <style:text-properties officeooo:rsid="00229a5e"/>
    </style:style>
    <style:style style:name="T26" style:family="text">
      <style:text-properties fo:font-weight="bold" style:font-weight-asian="bold" style:font-weight-complex="bold"/>
    </style:style>
    <style:style style:name="T27" style:family="text">
      <style:text-properties fo:font-weight="bold" officeooo:rsid="0018eaec" style:font-weight-asian="bold" style:font-weight-complex="bold"/>
    </style:style>
    <style:style style:name="T28" style:family="text">
      <style:text-properties fo:font-weight="bold" officeooo:rsid="001aafe9" style:font-weight-asian="bold" style:font-weight-complex="bold"/>
    </style:style>
    <style:style style:name="T29" style:family="text">
      <style:text-properties fo:font-weight="bold" officeooo:rsid="0025f0df" style:font-weight-asian="bold" style:font-weight-complex="bold"/>
    </style:style>
    <style:style style:name="T30" style:family="text">
      <style:text-properties fo:font-weight="bold" officeooo:rsid="00278a5b" style:font-weight-asian="bold" style:font-weight-complex="bold"/>
    </style:style>
    <style:style style:name="T31" style:family="text">
      <style:text-properties fo:font-weight="bold" officeooo:rsid="001c95c6" style:font-weight-asian="bold" style:font-weight-complex="bold"/>
    </style:style>
    <style:style style:name="T32" style:family="text">
      <style:text-properties fo:font-weight="bold" officeooo:rsid="001973d4" fo:background-color="#5983b0" loext:char-shading-value="0" style:font-weight-asian="bold" style:font-weight-complex="bold"/>
    </style:style>
    <style:style style:name="T33" style:family="text">
      <style:text-properties fo:font-weight="bold" fo:background-color="#5983b0" loext:char-shading-value="0" style:font-weight-asian="bold" style:font-weight-complex="bold"/>
    </style:style>
    <style:style style:name="T34" style:family="text">
      <style:text-properties fo:font-weight="bold" fo:background-color="#ffd428" loext:char-shading-value="0" style:font-weight-asian="bold" style:font-weight-complex="bold"/>
    </style:style>
    <style:style style:name="T35" style:family="text">
      <style:text-properties officeooo:rsid="00242a6c"/>
    </style:style>
    <style:style style:name="T36" style:family="text">
      <style:text-properties officeooo:rsid="0025f0df"/>
    </style:style>
    <style:style style:name="T37" style:family="text">
      <style:text-properties officeooo:rsid="00278a5b"/>
    </style:style>
    <style:style style:name="T38" style:family="text">
      <style:text-properties fo:background-color="#ff8000" loext:char-shading-value="0"/>
    </style:style>
    <style:style style:name="T39" style:family="text">
      <style:text-properties fo:background-color="#ff8000" loext:char-shading-value="0"/>
    </style:style>
    <style:style style:name="T40" style:family="text">
      <style:text-properties fo:background-color="#808080" loext:char-shading-value="0"/>
    </style:style>
    <style:style style:name="T41" style:family="text">
      <style:text-properties fo:background-color="#00a933" loext:char-shading-value="0"/>
    </style:style>
    <style:style style:name="T42" style:family="text">
      <style:text-properties fo:color="#f10d0c" loext:opacity="100%"/>
    </style:style>
    <style:style style:name="T43" style:family="text">
      <style:text-properties fo:color="#f10d0c" loext:opacity="100%" officeooo:rsid="001c95c6"/>
    </style:style>
    <style:style style:name="T44" style:family="text">
      <style:text-properties fo:color="#f10d0c" loext:opacity="100%" fo:font-weight="bold" style:font-weight-asian="bold" style:font-weight-complex="bold"/>
    </style:style>
    <style:style style:name="T45" style:family="text">
      <style:text-properties fo:color="#f10d0c" loext:opacity="100%" fo:font-weight="bold" officeooo:rsid="001aafe9" style:font-weight-asian="bold" style:font-weight-complex="bold"/>
    </style:style>
    <style:style style:name="T46" style:family="text">
      <style:text-properties fo:font-weight="normal" fo:background-color="#ffd428" loext:char-shading-value="0" style:font-weight-asian="normal" style:font-weight-complex="normal"/>
    </style:style>
    <style:style style:name="T47" style:family="text">
      <style:text-properties fo:background-color="#ffd428" loext:char-shading-value="0"/>
    </style:style>
    <style:style style:name="T48" style:family="text">
      <style:text-properties fo:background-color="#ffd428" loext:char-shading-value="0"/>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L’inconscient:</text:h>
      <text:list xml:id="list1159667244" text:style-name="L10">
        <text:list-item>
          <text:p text:style-name="P7">tout ce que notre ésprit ignore ou ne voit pas ex: ne pas savoir quelque chose</text:p>
        </text:list-item>
        <text:list-item>
          <text:p text:style-name="P7"><text:span text:style-name="T35">i</text:span>nconscient cognitif (perceptions infimes et imperceptibles <text:span text:style-name="T21">soit parce qu’elles sont trop petites ou parce qu’elles sont trop mélangées</text:span>) ex: bruit de chaques gouttes d’eau quand j’entend les vagues</text:p>
        </text:list-item>
        <text:list-item>
          <text:p text:style-name="P7">terme psychanalytique qui permet de designer une partie de notre psychisme qui ne nous est pas directement accessible. Ex: les premiers mois de la vie d’un enfant peuvent déterminer ses réactions bien qu’il ne s’en rappelle plus</text:p>
        </text:list-item>
        <text:list-item>
          <text:p text:style-name="P7">une personne qui se conduit de manière inconsciente ou dangereuse</text:p>
        </text:list-item>
      </text:list>
      <text:p text:style-name="P6"/>
      <text:p text:style-name="P39">Le bonheur:</text:p>
      <text:p text:style-name="P8"><text:span text:style-name="T1">Etat de contentement de l’esprit humain stable et durable. Donc ce n’est </text:span><text:span text:style-name="T27">pas un plaisir</text:span><text:span text:style-name="T1"> car un plaisir désigne la jouissance prise à la satisfaction d’un besoin ou d’un désir (momentané)</text:span></text:p>
      <text:p text:style-name="P6"/>
      <text:p text:style-name="P39">un <text:s/>besoin:</text:p>
      <text:p text:style-name="P6">c’est une exigence <text:span text:style-name="T26">nécessaire</text:span>. Le besoin est nécessaire à la survie</text:p>
      <text:p text:style-name="P6"/>
      <text:p text:style-name="P27">Un désir:</text:p>
      <text:p text:style-name="P6">c’est une envie <text:span text:style-name="T26">contingente</text:span>. Est contingent ce qui est non nécessaire.</text:p>
      <text:p text:style-name="P6"/>
      <text:h text:style-name="Heading_20_3" text:outline-level="3">La hierarchie de l’âme <text:span text:style-name="T25">de heut en bas</text:span>:</text:h>
      <text:list xml:id="list651152506" text:style-name="L18">
        <text:list-item>
          <text:p text:style-name="P10"><text:span text:style-name="T42">L’âme rationnelle</text:span> → le siège de la raison (tête)</text:p>
        </text:list-item>
        <text:list-item>
          <text:p text:style-name="P10"><text:span text:style-name="T42">L’âme irascible</text:span> → Le siège des passions supérieures (coeur) honneur, courage</text:p>
        </text:list-item>
        <text:list-item>
          <text:p text:style-name="P10"><text:span text:style-name="T42">l’âme concupiscible</text:span> → Le siège des appétites et de toutes les passions inférieures (bas ventre)</text:p>
        </text:list-item>
      </text:list>
      <text:p text:style-name="P9"/>
      <text:p text:style-name="P9">cette tripartition explique les conflits: on peut désirer quelque chose qui peut nous nuire rationnellement</text:p>
      <text:p text:style-name="P9"/>
      <text:p text:style-name="P9">Il ne faut pas ce <text:span text:style-name="T3">laisser</text:span> guider par la partie désirante sinon il y a <text:span text:style-name="T44">akrasia</text:span> qui signifie le fait d’agir contre son meilleur jugement</text:p>
      <text:p text:style-name="P9"/>
      <text:p text:style-name="P9">le malheur peut donc venir du fait de <text:span text:style-name="T26">se laisser gouverner par la partie désirante</text:span>. <text:span text:style-name="T26">Le tyran</text:span> est l’homme le plus malheureux car il est <text:span text:style-name="T26">l’esclave de ses désirs</text:span></text:p>
      <text:p text:style-name="P9"/>
      <text:p text:style-name="P9">Un <text:span text:style-name="T26">plaisir authentique </text:span>est un plaisir qui <text:span text:style-name="T26">ne comble pas un manque</text:span>. Par exemple <text:span text:style-name="T26">une bonne odeur</text:span></text:p>
      <text:p text:style-name="P9"/>
      <text:p text:style-name="P9">Le <text:span text:style-name="T26">bonheur</text:span> appartient à l’homme <text:span text:style-name="T26">tempérant/modéré </text:span>car il y a “<text:span text:style-name="T26">harmonie dans l’âme</text:span>”(la partie rationnelle garde le dessus sur la partie désirante)</text:p>
      <text:p text:style-name="P9"/>
      <text:p text:style-name="P9"><text:span text:style-name="T40">Calliclès</text:span> est un <text:span text:style-name="T44">hédoniste</text:span> (personne qui dit que le bonheur consiste en la satisfacion des plaisirs)</text:p>
      <text:p text:style-name="P9">Socrate est contre la thèse de <text:span text:style-name="T40">Calliclès</text:span> (satisfaciton illimitée des désirs<text:span text:style-name="T35">)</text:span></text:p>
      <text:h text:style-name="Heading_20_3" text:outline-level="3"/>
      <text:h text:style-name="P4" text:outline-level="3">L’inconscient, un obstable au bonheur ?</text:h>
      <text:p text:style-name="P9">L’<text:span text:style-name="T26">inconscient peut être vu comme un obstacle</text:span> car c’est la <text:span text:style-name="T26">partie non-rationnelle de l’âme</text:span> dans laquelle <text:span text:style-name="T26">siège les désirs</text:span>. Ainsi, il peut nous faire <text:span text:style-name="T26">convoiter des désirs</text:span> qui sont en vérité source de <text:span text:style-name="T26">malheur</text:span>.</text:p>
      <text:p text:style-name="P9"/>
      <text:p text:style-name="P13"><text:span text:style-name="T41">Leibnitz</text:span> met en avant l’existence de ces petites perceptions:</text:p>
      <text:list xml:id="list2052698354" text:style-name="L16">
        <text:list-item>
          <text:p text:style-name="P26"><text:span text:style-name="T45">Aperception:</text:span><text:span text:style-name="T21"> perception dont on a </text:span><text:span text:style-name="T28">conscience</text:span><text:span text:style-name="T21">, qu’on </text:span><text:span text:style-name="T28">remarque</text:span></text:p>
        </text:list-item>
      </text:list>
      <text:list xml:id="list2655933738" text:style-name="L11">
        <text:list-item>
          <text:p text:style-name="P12"><text:span text:style-name="T44">Perception:</text:span> perception qui peut <text:span text:style-name="T26">ne pas franchier le seuil de la conscience</text:span> (notamment du fait d’une <text:span text:style-name="T26">absence d’attention et de mémoire</text:span>) ex: on entend le bruit de la mer mais pas d’une seule vague car elles sont toutes liées</text:p>
        </text:list-item>
      </text:list>
      <text:p text:style-name="P11"/>
      <text:p text:style-name="P11"><text:span text:style-name="T36">On peut considérer que </text:span><text:span text:style-name="T29">l</text:span><text:span text:style-name="T26">’inconscient cognitif</text:span> à un rapport avec le <text:span text:style-name="T26">bonheur</text:span></text:p>
      <text:p text:style-name="P11"/>
      <text:h text:style-name="Heading_20_3" text:outline-level="3">l’inconscient psychanalytique:</text:h>
      <text:p text:style-name="P24">vocabulaire:</text:p>
      <text:p text:style-name="P14"/>
      <text:list xml:id="list3905663520" text:style-name="L9">
        <text:list-item>
          <text:p text:style-name="P15"><text:span text:style-name="T44">symptôme</text:span><text:span text:style-name="T42">:</text:span> phénomène perceptible d’une maladie don’t il est le signe</text:p>
        </text:list-item>
        <text:list-item>
          <text:p text:style-name="P15"><text:span text:style-name="T44">Névrose</text:span><text:span text:style-name="T42">:</text:span> <text:span text:style-name="T26">maladie</text:span> ayant une <text:span text:style-name="T26">cause psychique</text:span> générée par un <text:span text:style-name="T26">conflit psychique refoulé</text:span></text:p>
        </text:list-item>
        <text:list-item>
          <text:p text:style-name="P15"><text:span text:style-name="T44">Refoulement</text:span><text:span text:style-name="T42">:</text:span> <text:span text:style-name="T26">repoussement</text:span> dans l’<text:span text:style-name="T26">inconscient</text:span> de <text:span text:style-name="T26">pensées</text:span>, <text:span text:style-name="T26">désirs pul</text:span><text:span text:style-name="T30">t</text:span><text:span text:style-name="T26">ionnels</text:span> perçus comme <text:span text:style-name="T26">interdit</text:span><text:span text:style-name="T30">s</text:span> ou contraire<text:span text:style-name="T37">s</text:span> à la morale</text:p>
        </text:list-item>
        <text:list-item>
          <text:p text:style-name="P15"><text:span text:style-name="T44">Pulsions</text:span><text:span text:style-name="T42">:</text:span> forces spontanées psychiques dirigées vers un but ex: pulsion sexuelle</text:p>
        </text:list-item>
      </text:list>
      <text:p text:style-name="P14"/>
      <text:p text:style-name="P14">En psychologie, le <text:span text:style-name="Strong_20_Emphasis"><text:span text:style-name="T42">psychisme</text:span></text:span> peut être décrit comme <text:span text:style-name="T26">l’ensemble des processus mentaux</text:span> (<text:span text:style-name="T26">conscients et inconscients</text:span>) <text:span text:style-name="T26">qui régissent la pensée</text:span>, les émotions et le comportement. <text:span text:style-name="T33">Freud</text:span> a proposé une modélisation célèbre du psychisme humain, répartie en trois <text:span text:style-name="Strong_20_Emphasis">topiques</text:span> ou systèmes principaux.</text:p>
      <text:h text:style-name="Heading_20_3" text:outline-level="3">première topique du psychisme:</text:h>
      <text:p text:style-name="P17"><text:span text:style-name="T33">Freud</text:span> introduit une distinction entre trois niveaux de conscience : </text:p>
      <text:p text:style-name="P17"/>
      <text:list xml:id="list4127125460" text:style-name="L8">
        <text:list-item>
          <text:p text:style-name="P32"><text:span text:style-name="Strong_20_Emphasis"><text:span text:style-name="T43">Inconscient</text:span></text:span><text:span text:style-name="T22"> : Réservoir des </text:span><text:span text:style-name="T31">désirs</text:span><text:span text:style-name="T22">, </text:span><text:span text:style-name="T31">souvenirs </text:span><text:span text:style-name="T22">refoulés et</text:span><text:span text:style-name="T31"> pulsions non accessibles</text:span><text:span text:style-name="T22"> directement à la conscience, mais </text:span><text:span text:style-name="T31">influençant les comportements</text:span><text:span text:style-name="T22">.</text:span></text:p>
        </text:list-item>
        <text:list-item>
          <text:p text:style-name="P32"><text:span text:style-name="Strong_20_Emphasis"><text:span text:style-name="T42">Préconscient</text:span></text:span> : Contient des <text:span text:style-name="T26">pensées</text:span> et <text:span text:style-name="T26">souvenirs</text:span> qui ne sont <text:span text:style-name="T26">pas immédiatement conscients</text:span> mais <text:span text:style-name="T26">peuvent le devenir</text:span> (par exemple, un souvenir auquel on réfléchit).</text:p>
        </text:list-item>
        <text:list-item>
          <text:p text:style-name="P32"><text:span text:style-name="Strong_20_Emphasis"><text:span text:style-name="T42">Conscient</text:span></text:span> : Partie <text:span text:style-name="T26">accessible</text:span> de l'esprit, responsable des pensées et perceptions en cours. </text:p>
        </text:list-item>
      </text:list>
      <text:p text:style-name="P9"/>
      <text:p text:style-name="P16"/>
      <text:h text:style-name="P4" text:outline-level="3">Deuxième topique du psychisme:</text:h>
      <text:p text:style-name="P31"><text:span text:style-name="T32">Freud</text:span><text:span text:style-name="T2"> approfondit ensuite son modèle en introduisant trois instances psychiques :</text:span></text:p>
      <text:h text:style-name="P3" text:outline-level="3"><text:span text:style-name="Strong_20_Emphasis">1. </text:span><text:span text:style-name="Strong_20_Emphasis"><text:span text:style-name="T42">Le Ça</text:span></text:span><text:span text:style-name="Strong_20_Emphasis"> (les pulsions instinctives)</text:span></text:h>
      <text:p text:style-name="Text_20_body">Le <text:span text:style-name="Strong_20_Emphasis">Ça</text:span> est la partie la plus primitive de ton esprit. Il est <text:span text:style-name="T26">impulsif</text:span> et ne pense qu’au <text:span text:style-name="Strong_20_Emphasis">plaisir immédiat</text:span>.</text:p>
      <text:list xml:id="list1829038383" text:style-name="L12">
        <text:list-item>
          <text:p text:style-name="P34">C’est comme un <text:span text:style-name="Strong_20_Emphasis">bébé</text:span> qui veut tout, tout de suite : manger, dormir, se sentir bien, sans se soucier des conséquences.</text:p>
        </text:list-item>
        <text:list-item>
          <text:p text:style-name="P33">Exemple : Quand tu vois un gâteau, ton <text:span text:style-name="Strong_20_Emphasis">Ça</text:span> te pousse à le manger immédiatement, sans réfléchir.</text:p>
        </text:list-item>
      </text:list>
      <text:p text:style-name="Horizontal_20_Line"/>
      <text:h text:style-name="Heading_20_3" text:outline-level="3"><text:span text:style-name="Strong_20_Emphasis">2. </text:span><text:span text:style-name="Strong_20_Emphasis"><text:span text:style-name="T42">Le Surmoi</text:span></text:span><text:span text:style-name="Strong_20_Emphasis"> (la conscience morale)</text:span></text:h>
      <text:p text:style-name="Text_20_body">Le <text:span text:style-name="Strong_20_Emphasis">Surmoi</text:span> est l’ensemble des <text:span text:style-name="Strong_20_Emphasis">règles et interdits</text:span> que tu as appris de tes parents, de la société, etc. Il te dit ce qui est <text:span text:style-name="Strong_20_Emphasis">bien ou mal</text:span>.</text:p>
      <text:list xml:id="list632132886" text:style-name="L13">
        <text:list-item>
          <text:p text:style-name="P36">C’est comme une <text:span text:style-name="Strong_20_Emphasis">voix intérieure stricte</text:span>, un juge moral.</text:p>
        </text:list-item>
        <text:list-item>
          <text:p text:style-name="P35">Exemple : Quand tu vois le gâteau, ton <text:span text:style-name="Strong_20_Emphasis">Surmoi</text:span> te rappelle que tu dois partager ou que ce n’est pas bien de manger trop.</text:p>
        </text:list-item>
      </text:list>
      <text:p text:style-name="Horizontal_20_Line"/>
      <text:h text:style-name="Heading_20_3" text:outline-level="3"><text:span text:style-name="Strong_20_Emphasis">3. </text:span><text:span text:style-name="Strong_20_Emphasis"><text:span text:style-name="T42">Le Moi</text:span></text:span><text:span text:style-name="Strong_20_Emphasis"> (l’arbitre entre le Ça et le Surmoi)</text:span></text:h>
      <text:p text:style-name="Text_20_body">Le <text:span text:style-name="Strong_20_Emphasis">Moi</text:span> est la partie de toi qui essaie de <text:span text:style-name="Strong_20_Emphasis">trouver un équilibre</text:span> entre les envies du <text:span text:style-name="Strong_20_Emphasis">Ça</text:span> et les règles imposées par le <text:span text:style-name="Strong_20_Emphasis">Surmoi</text:span>, tout en prenant en compte la <text:span text:style-name="Strong_20_Emphasis">réalité</text:span>.</text:p>
      <text:list xml:id="list3004059857" text:style-name="L14">
        <text:list-item>
          <text:p text:style-name="P38">C’est un peu comme un <text:span text:style-name="Strong_20_Emphasis">diplomate</text:span> qui doit gérer les désirs et les interdits en restant raisonnable.</text:p>
        </text:list-item>
        <text:list-item>
          <text:p text:style-name="P37">Exemple : Le <text:span text:style-name="Strong_20_Emphasis">Moi</text:span> va te dire : « Ok, je vais manger une part de gâteau, mais juste une, pour ne pas exagérer. »</text:p>
        </text:list-item>
      </text:list>
      <text:h text:style-name="Heading_20_3" text:outline-level="3">Des exemples de conflits psychiques:</text:h>
      <text:p text:style-name="P18"/>
      <text:list xml:id="list3242388359" text:style-name="L15">
        <text:list-item>
          <text:p text:style-name="P20"><text:span text:style-name="T44">Lapsus:</text:span><text:span text:style-name="T23"> </text:span><text:span text:style-name="T3">dire quelque chose inconsciament qui </text:span><text:span text:style-name="T4">reflète</text:span><text:span text:style-name="T3"> des </text:span><text:span text:style-name="T4">pensées ou désirs inconscients</text:span><text:span text:style-name="T3">. On peut dire qu’un lapsus est un moment ou </text:span><text:span text:style-name="T4">le Ca prend le dessus sur le Moi</text:span><text:span text:style-name="T3">.</text:span></text:p>
          <text:p text:style-name="P20"><text:span text:style-name="T3"/></text:p>
        </text:list-item>
        <text:list-item>
          <text:p text:style-name="P19"><text:span text:style-name="T44">Acte manqué:</text:span><text:span text:style-name="T3"> acte d’</text:span><text:span text:style-name="T4">échec pour le conscient</text:span><text:span text:style-name="T3"> mais de </text:span><text:span text:style-name="T4">réussite pour l’inconscient</text:span><text:span text:style-name="T3"> ex: on manque un rendez vous auquel on avait pas envie d’aller</text:span></text:p>
          <text:p text:style-name="P19"><text:span text:style-name="T3"/></text:p>
        </text:list-item>
        <text:list-item>
          <text:p text:style-name="P28">les rêves</text:p>
        </text:list-item>
      </text:list>
      <text:p text:style-name="P18"><text:span text:style-name="T3"/></text:p>
      <text:p text:style-name="P21"><text:span text:style-name="T3">Un </text:span><text:span text:style-name="T4">conflits</text:span><text:span text:style-name="T3"> entre les </text:span><text:span text:style-name="T4">instances psychiques</text:span><text:span text:style-name="T3"> peuvent</text:span><text:span text:style-name="T4"> conduire </text:span><text:span text:style-name="T3">à la </text:span><text:span text:style-name="T4">souffrance</text:span><text:span text:style-name="T3"> voir à la </text:span><text:span text:style-name="T4">maladie </text:span><text:span text:style-name="T3">(nevrose)</text:span></text:p>
      <text:p text:style-name="P21"><text:span text:style-name="T3"/></text:p>
      <text:p text:style-name="P21"><text:soft-page-break/><text:span text:style-name="T3">La </text:span><text:span text:style-name="T44">psychanalise</text:span><text:span text:style-name="T3"> est une forme de </text:span><text:span text:style-name="T4">thérapie</text:span><text:span text:style-name="T3"> donc aide à rendre l’</text:span><text:span text:style-name="T4">individu plus heureux</text:span><text:span text:style-name="T3"> à partir de la </text:span><text:span text:style-name="T4">connaissance de l’inconscient.</text:span></text:p>
      <text:p text:style-name="P21"><text:span text:style-name="T3"/></text:p>
      <text:p text:style-name="P21"><text:span text:style-name="T4">Pour</text:span><text:span text:style-name="T10"> Bachelard</text:span><text:span text:style-name="T3">, l’inconscient peut mener au bonheur car il permet de rendre le monde “habitable”, rupture avec </text:span><text:span text:style-name="T7">Freud</text:span><text:span text:style-name="T3"> qui disait que les désirs se heurte</text:span><text:span text:style-name="T12">nt</text:span><text:span text:style-name="T3"> au “monde extérieur” (</text:span><text:span text:style-name="T44">principe de réalité</text:span><text:span text:style-name="T3">).</text:span></text:p>
      <text:p text:style-name="P21"><text:span text:style-name="T3">Bachelard pense au contraire que l’inconscient peut permettre de vivre ensemble et d’accepter le monde. Il pense que l’inconscient vient de la “réverie”, elle est d’abord solitaire mais peut ensuite s’étendre à un peuple entier. ex: le mythe du Valhalla qui permettait aux vickings de rendre acceptable leur mode de vie. La mort au combat n’est donc plus une peur issue de la réalité mais un honneur.</text:span></text:p>
      <text:p text:style-name="P21"><text:span text:style-name="T3"/></text:p>
      <text:h text:style-name="Heading_20_3" text:outline-level="3">Qu’est ce que la conscience ?</text:h>
      <text:p text:style-name="P21"><text:span text:style-name="T3"/></text:p>
      <text:p text:style-name="P21"><text:span text:style-name="T44">La conscience:</text:span><text:span text:style-name="T3"> </text:span><text:span text:style-name="T4">somme de nos aperceptions</text:span><text:span text:style-name="T3"> ( les perceptions dont notre psychisme prend acte)</text:span></text:p>
      <text:p text:style-name="P21"><text:span text:style-name="T3"/></text:p>
      <text:p text:style-name="P25"><text:span text:style-name="T3">types de consciences:</text:span></text:p>
      <text:list xml:id="list500632212" text:style-name="L20">
        <text:list-item>
          <text:p text:style-name="P22"><text:span text:style-name="T44">conscience immédiate</text:span><text:span text:style-name="T3"> (conscience du monde extérieur)</text:span></text:p>
        </text:list-item>
        <text:list-item>
          <text:p text:style-name="P29">conscience de soi</text:p>
        </text:list-item>
        <text:list-item>
          <text:p text:style-name="P30">conscience d’autrui</text:p>
        </text:list-item>
        <text:list-item>
          <text:p text:style-name="P30">conscience morale</text:p>
        </text:list-item>
      </text:list>
      <text:p text:style-name="P23"><text:span text:style-name="T3"/></text:p>
      <text:h text:style-name="Heading_20_3" text:outline-level="3">Qu’est ce que le temps ?</text:h>
      <text:p text:style-name="P23"><text:span text:style-name="T3"/></text:p>
      <text:p text:style-name="P23"><text:span text:style-name="T24">Temps:</text:span><text:span text:style-name="T3"> </text:span><text:span text:style-name="T4">mesure</text:span><text:span text:style-name="T3"> objective, quantitative</text:span><text:span text:style-name="T4"> </text:span><text:span text:style-name="T13">de</text:span><text:span text:style-name="T4"> l’évolution des choses</text:span><text:span text:style-name="T3">.</text:span></text:p>
      <text:p text:style-name="P23"><text:span text:style-name="T4">Le temps passe</text:span><text:span text:style-name="T13"> </text:span><text:span text:style-name="T4">donc différement en fonction des situations</text:span><text:span text:style-name="T3"> ex: si je souffre le temps semble passer lentement alors que si je m’ammuse il semble passer vite</text:span></text:p>
      <text:p text:style-name="P23"/>
      <text:p text:style-name="P23"><text:span text:style-name="T4">la consc</text:span><text:span text:style-name="T5">i</text:span><text:span text:style-name="T4">ence de soi</text:span><text:span text:style-name="T3"> est une </text:span><text:span text:style-name="T4">caractéristique de la nature humaine</text:span><text:span text:style-name="T3">: la conscience est </text:span><text:span text:style-name="T4">synonyme de la pensée</text:span><text:span text:style-name="T3">. </text:span></text:p>
      <text:p text:style-name="P23"><text:span text:style-name="T3"/></text:p>
      <text:p text:style-name="P23"><text:span text:style-name="T3">La conscience de soi chez </text:span><text:span text:style-name="T9">Descartes</text:span><text:span text:style-name="T3"> équivaut à se </text:span><text:span text:style-name="T4">reconnaître en train de penser</text:span><text:span text:style-name="T3">. Dans son</text:span><text:span text:style-name="T4"> débat philosophique</text:span><text:span text:style-name="T3"> cherche à </text:span><text:span text:style-name="T4">définir la vérité</text:span><text:span text:style-name="T3"> et arrive à la conclusion que la seule chose dont il est </text:span><text:span text:style-name="T4">absolument certain</text:span><text:span text:style-name="T3"> est “</text:span><text:span text:style-name="T4">je pense donc je suis</text:span><text:span text:style-name="T3">”</text:span></text:p>
      <text:p text:style-name="P23"><text:span text:style-name="T3"/></text:p>
      <text:p text:style-name="P23"><text:span text:style-name="T11">Pascal</text:span><text:span text:style-name="T3"> </text:span><text:span text:style-name="T4">s’oppose</text:span><text:span text:style-name="T3"> à </text:span><text:span text:style-name="T9">Descartes</text:span></text:p>
      <text:p text:style-name="P21"><text:span text:style-name="T3"/></text:p>
      <text:p text:style-name="P23"><text:span text:style-name="T11">Pascal</text:span><text:span text:style-name="T3"> </text:span><text:span text:style-name="T4">considère</text:span><text:span text:style-name="T3"> que </text:span><text:span text:style-name="T4">la conscience du temps</text:span><text:span text:style-name="T3"> nous </text:span><text:span text:style-name="T6">c</text:span><text:span text:style-name="T4">ondamne au malheur</text:span><text:span text:style-name="T3">. Si on est </text:span><text:span text:style-name="T4">heureux</text:span><text:span text:style-name="T3"> on </text:span><text:span text:style-name="T4">regrette que le temps passe</text:span><text:span text:style-name="T3"> et si le temps nous </text:span><text:span text:style-name="T4">blesse</text:span><text:span text:style-name="T3"> on se </text:span><text:span text:style-name="T4">réfugie</text:span><text:span text:style-name="T3"> dans le </text:span><text:span text:style-name="T13">passé ou le futur </text:span><text:span text:style-name="T3">(c’est la </text:span><text:span text:style-name="T4">nostalgie de l’espoir</text:span><text:span text:style-name="T3">)</text:span></text:p>
      <text:p text:style-name="P23"><text:span text:style-name="T3"/></text:p>
      <text:p text:style-name="P23"><text:span text:style-name="T4">Pour lui</text:span><text:span text:style-name="T3"> le </text:span><text:span text:style-name="T4">divertissement</text:span><text:span text:style-name="T3"> est le</text:span><text:span text:style-name="T4"> moyen</text:span><text:span text:style-name="T3"> pour l’homme de </text:span><text:span text:style-name="T4">fuir l’ennui</text:span><text:span text:style-name="T3">, la conscience du temps qui nous montre </text:span><text:span text:style-name="T4">notre finitude</text:span><text:span text:style-name="T3">.</text:span></text:p>
      <text:p text:style-name="P23"><text:span text:style-name="T3"/></text:p>
      <text:h text:style-name="P1" text:outline-level="2"><text:span text:style-name="Strong_20_Emphasis"><text:span text:style-name="T3"/></text:span></text:h>
      <text:h text:style-name="P2" text:outline-level="2"><text:span text:style-name="Strong_20_Emphasis"><text:span text:style-name="T3">Résumé de l'opposition entre </text:span></text:span><text:span text:style-name="Strong_20_Emphasis"><text:span text:style-name="T11">Pascal</text:span></text:span><text:span text:style-name="Strong_20_Emphasis"><text:span text:style-name="T3"> et </text:span></text:span><text:span text:style-name="Strong_20_Emphasis"><text:span text:style-name="T20">Descartes</text:span></text:span></text:h>
      <text:list xml:id="list2666449824" text:style-name="L19">
        <text:list-item>
          <text:p text:style-name="P41"><text:span text:style-name="Strong_20_Emphasis"><text:span text:style-name="T39">Descartes</text:span></text:span><text:span text:style-name="T39"> </text:span>: <text:span text:style-name="T26">L’homme</text:span> est un être essentiellement <text:span text:style-name="T26">rationnel</text:span>, capable d’<text:span text:style-name="T26">atteindre la vérité</text:span> <text:span text:style-name="T26">par la</text:span> <text:span text:style-name="T26">pensée</text:span>.</text:p>
        </text:list-item>
        <text:list-item>
          <text:p text:style-name="P40"><text:span text:style-name="Strong_20_Emphasis"><text:span text:style-name="T34">Pascal</text:span></text:span> : La <text:span text:style-name="T26">raison</text:span> a ses <text:span text:style-name="T26">limites</text:span>. L’homme est un être de <text:span text:style-name="T26">contradictions</text:span>, à la fois<text:span text:style-name="T26"> misérable</text:span> et <text:span text:style-name="T26">grand</text:span>, dont la condition<text:span text:style-name="T26"> ne peut être pleinement saisie</text:span> par le seul raisonnement. C’est <text:span text:style-name="Strong_20_Emphasis">la foi</text:span> qui apporte une réponse à sa <text:span text:style-name="T26">quête de sens</text:span>.</text:p>
        </text:list-item>
      </text:list>
      <text:p text:style-name="Text_20_body">En conclusion, <text:span text:style-name="T34">Pascal</text:span> reproche à Descartes d’accorder trop d’importance à la <text:span text:style-name="T26">raison</text:span> en négligeant la <text:span text:style-name="T26">complexité</text:span> et les <text:span text:style-name="T26">limites</text:span> de la <text:span text:style-name="T26">condition humaine</text:span>.</text:p>
      <text:p text:style-name="P23"><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fo:color="#f10d0c"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6T17:29:00.363000000</meta:creation-date>
    <dc:date>2024-10-16T19:46:04.695000000</dc:date>
    <meta:editing-duration>PT15M29S</meta:editing-duration>
    <meta:editing-cycles>5</meta:editing-cycles>
    <meta:generator>LibreOffice/7.2.4.1$Windows_X86_64 LibreOffice_project/27d75539669ac387bb498e35313b970b7fe9c4f9</meta:generator>
    <meta:print-date>2024-10-16T19:46:51.738000000</meta:print-date>
    <meta:document-statistic meta:table-count="0" meta:image-count="0" meta:object-count="0" meta:page-count="5" meta:paragraph-count="83" meta:word-count="1349" meta:character-count="8030" meta:non-whitespace-character-count="6791"/>
  </office:meta>
</office:document-meta>
</file>